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7410" officeooo:paragraph-rsid="000f7410"/>
    </style:style>
    <style:style style:name="P2" style:family="paragraph" style:parent-style-name="Standard">
      <style:text-properties officeooo:rsid="000f7410" officeooo:paragraph-rsid="001431e4"/>
    </style:style>
    <style:style style:name="P3" style:family="paragraph" style:parent-style-name="Standard">
      <style:text-properties officeooo:rsid="00163456" officeooo:paragraph-rsid="00163456"/>
    </style:style>
    <style:style style:name="P4" style:family="paragraph" style:parent-style-name="Standard">
      <style:text-properties officeooo:rsid="001910f0" officeooo:paragraph-rsid="001910f0"/>
    </style:style>
    <style:style style:name="P5" style:family="paragraph" style:parent-style-name="Standard">
      <style:text-properties officeooo:rsid="001910f0" officeooo:paragraph-rsid="001f82b9"/>
    </style:style>
    <style:style style:name="P6" style:family="paragraph" style:parent-style-name="Standard">
      <style:text-properties officeooo:rsid="001b432a" officeooo:paragraph-rsid="001b432a"/>
    </style:style>
    <style:style style:name="P7" style:family="paragraph" style:parent-style-name="Standard">
      <style:text-properties officeooo:rsid="001d21f4" officeooo:paragraph-rsid="001d21f4"/>
    </style:style>
    <style:style style:name="P8" style:family="paragraph" style:parent-style-name="Standard">
      <style:text-properties officeooo:rsid="0024fa5d" officeooo:paragraph-rsid="0024fa5d"/>
    </style:style>
    <style:style style:name="P9" style:family="paragraph" style:parent-style-name="Standard">
      <style:text-properties officeooo:rsid="002636a3" officeooo:paragraph-rsid="002636a3"/>
    </style:style>
    <style:style style:name="P10" style:family="paragraph" style:parent-style-name="Standard">
      <style:text-properties officeooo:rsid="0026ec12" officeooo:paragraph-rsid="0026ec12"/>
    </style:style>
    <style:style style:name="P11" style:family="paragraph" style:parent-style-name="Standard">
      <style:text-properties officeooo:rsid="002a319e" officeooo:paragraph-rsid="002a319e"/>
    </style:style>
    <style:style style:name="P12" style:family="paragraph" style:parent-style-name="Standard">
      <style:text-properties officeooo:rsid="002bbff8" officeooo:paragraph-rsid="002bbff8"/>
    </style:style>
    <style:style style:name="P13" style:family="paragraph" style:parent-style-name="Standard">
      <style:text-properties officeooo:rsid="002ccfa2" officeooo:paragraph-rsid="002ccfa2"/>
    </style:style>
    <style:style style:name="P14" style:family="paragraph" style:parent-style-name="Standard">
      <style:text-properties officeooo:rsid="002ccfa2" officeooo:paragraph-rsid="002dcf8d"/>
    </style:style>
    <style:style style:name="P15" style:family="paragraph" style:parent-style-name="Standard">
      <style:text-properties officeooo:rsid="002f0f77" officeooo:paragraph-rsid="002f0f77"/>
    </style:style>
    <style:style style:name="P16" style:family="paragraph">
      <loext:graphic-properties draw:fill-color="#cccccc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text-properties fo:font-size="12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2pt"/>
    </style:style>
    <style:style style:name="T1" style:family="text">
      <style:text-properties officeooo:rsid="00157148"/>
    </style:style>
    <style:style style:name="T2" style:family="text">
      <style:text-properties officeooo:rsid="001783fe"/>
    </style:style>
    <style:style style:name="T3" style:family="text">
      <style:text-properties officeooo:rsid="0019d1a5"/>
    </style:style>
    <style:style style:name="T4" style:family="text">
      <style:text-properties officeooo:rsid="001c5708"/>
    </style:style>
    <style:style style:name="T5" style:family="text">
      <style:text-properties officeooo:rsid="001f82b9"/>
    </style:style>
    <style:style style:name="T6" style:family="text">
      <style:text-properties fo:color="#ce181e"/>
    </style:style>
    <style:style style:name="T7" style:family="text">
      <style:text-properties fo:color="#ce181e" style:text-underline-style="solid" style:text-underline-width="auto" style:text-underline-color="font-color"/>
    </style:style>
    <style:style style:name="T8" style:family="text">
      <style:text-properties officeooo:rsid="002ccfa2"/>
    </style:style>
    <style:style style:name="T9" style:family="text">
      <style:text-properties officeooo:rsid="002e8ab0"/>
    </style:style>
    <style:style style:name="T10" style:family="text">
      <style:text-properties officeooo:rsid="0030fbed"/>
    </style:style>
    <style:style style:name="T11" style:family="text">
      <style:text-properties fo:font-size="12pt"/>
    </style:style>
    <style:style style:name="gr1" style:family="graphic">
      <style:graphic-properties draw:fill-color="#cccccc" draw:textarea-horizontal-align="justify" draw:textarea-vertical-align="middle" draw:auto-grow-height="false" fo:min-height="6.085cm" fo:min-width="15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41cm" fo:min-width="2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43cm" fo:min-width="2.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41cm" fo:min-width="2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741cm" fo:min-width="2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741cm" fo:min-width="2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0.743cm" fo:min-width="2.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Utilizzando <text:span text:style-name="T10">l’IDE</text:span> Netbeans implementare una Finestra della Classe NewJFrame contenente:</text:p>
      <text:p text:style-name="P2">due Bottoni <text:span text:style-name="T1">(Classe Button)</text:span>, tre caselle di testo (Classe TextField) <text:s/>e tre etichette (Label) come mostrato in figura:</text:p>
      <text:p text:style-name="P1"/>
      <text:p text:style-name="P1"/>
      <text:p text:style-name="P1"/>
      <text:p text:style-name="P1"><draw:custom-shape text:anchor-type="paragraph" draw:z-index="0" draw:name="Forma1" draw:style-name="gr1" draw:text-style-name="P16" svg:width="15.056cm" svg:height="6.086cm" svg:x="0.457cm" svg:y="0.208cm"><text:p/><draw:enhanced-geometry svg:viewBox="0 0 21600 21600" draw:type="rectangle" draw:enhanced-path="M 0 0 L 21600 0 21600 21600 0 21600 0 0 Z N"/></draw:custom-shape><draw:custom-shape text:anchor-type="paragraph" draw:z-index="1" draw:name="Forma2" draw:style-name="gr2" svg:width="2.779cm" svg:height="0.742cm" svg:x="1.092cm" svg:y="1.399cm"><text:p/><draw:enhanced-geometry svg:viewBox="0 0 21600 21600" draw:type="rectangle" draw:enhanced-path="M 0 0 L 21600 0 21600 21600 0 21600 0 0 Z N"/></draw:custom-shape><draw:custom-shape text:anchor-type="paragraph" draw:z-index="2" draw:name="Forma2" draw:style-name="gr3" draw:text-style-name="P18" svg:width="2.781cm" svg:height="0.743cm" svg:x="1.092cm" svg:y="1.399cm"><text:p text:style-name="P17">Calcola</text:p><draw:enhanced-geometry svg:viewBox="0 0 21600 21600" draw:type="rectangle" draw:enhanced-path="M 0 0 L 21600 0 21600 21600 0 21600 0 0 Z N"/></draw:custom-shape><draw:custom-shape text:anchor-type="paragraph" draw:z-index="3" draw:name="Forma2" draw:style-name="gr4" svg:width="2.779cm" svg:height="0.742cm" svg:x="1.145cm" svg:y="2.88cm"><text:p text:style-name="P19">Cancella</text:p><draw:enhanced-geometry svg:viewBox="0 0 21600 21600" draw:type="rectangle" draw:enhanced-path="M 0 0 L 21600 0 21600 21600 0 21600 0 0 Z N"/></draw:custom-shape><draw:custom-shape text:anchor-type="paragraph" draw:z-index="4" draw:name="Forma2" draw:style-name="gr5" draw:text-style-name="P20" svg:width="2.779cm" svg:height="0.742cm" svg:x="11.146cm" svg:y="1.214cm"><text:p/><draw:enhanced-geometry svg:viewBox="0 0 21600 21600" draw:type="rectangle" draw:enhanced-path="M 0 0 L 21600 0 21600 21600 0 21600 0 0 Z N"/></draw:custom-shape><draw:custom-shape text:anchor-type="paragraph" draw:z-index="5" draw:name="Forma2" draw:style-name="gr6" draw:text-style-name="P20" svg:width="2.779cm" svg:height="0.742cm" svg:x="11.093cm" svg:y="2.748cm"><text:p/><draw:enhanced-geometry svg:viewBox="0 0 21600 21600" draw:type="rectangle" draw:enhanced-path="M 0 0 L 21600 0 21600 21600 0 21600 0 0 Z N"/></draw:custom-shape><draw:custom-shape text:anchor-type="paragraph" draw:z-index="6" draw:name="Forma2" draw:style-name="gr7" draw:text-style-name="P21" svg:width="2.781cm" svg:height="0.743cm" svg:x="11.04cm" svg:y="4.999cm"><text:p/><draw:enhanced-geometry svg:viewBox="0 0 21600 21600" draw:type="rectangle" draw:enhanced-path="M 0 0 L 21600 0 21600 21600 0 21600 0 0 Z N"/></draw:custom-shape><draw:frame text:anchor-type="paragraph" draw:z-index="7" draw:name="Forma3" draw:style-name="gr8" draw:text-style-name="P22" svg:width="1.456cm" svg:height="0.503cm" svg:x="8.738cm" svg:y="1.319cm"><draw:text-box><text:p>base</text:p></draw:text-box></draw:frame><draw:frame text:anchor-type="paragraph" draw:z-index="8" draw:name="Forma4" draw:style-name="gr8" draw:text-style-name="P22" svg:width="1.271cm" svg:height="0.503cm" svg:x="8.553cm" svg:y="2.854cm"><draw:text-box><text:p>altezza</text:p></draw:text-box></draw:frame><draw:frame text:anchor-type="paragraph" draw:z-index="9" draw:name="Forma5" draw:style-name="gr9" draw:text-style-name="P23" svg:width="1.165cm" svg:height="0.489cm" svg:x="8.791cm" svg:y="5.05cm"><draw:text-box><text:p><text:span text:style-name="T11">area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l programma dovrà leggere la base e l’altezza di un rettangolo e <text:span text:style-name="T2">calcolarne</text:span> l’area.</text:p>
      <text:p text:style-name="P3">--- </text:p>
      <text:p text:style-name="P11">Direttiv<text:span text:style-name="T8">a:</text:span></text:p>
      <text:p text:style-name="P5">Annullare i valori di defoult delle caselle di testo <text:span text:style-name="T7">durante il run time</text:span>, <text:span text:style-name="T3">ossia settare a “null” la proprietà text inserendo le opportune istruzioni “</text:span> jTextField.setText(null)” <text:s/><text:span text:style-name="T5">nel costruttore della Classe NewJFrame.</text:span></text:p>
      <text:p text:style-name="P5"/>
      <text:p text:style-name="P13">Suggerimento</text:p>
      <text:p text:style-name="P4"/>
      <text:p text:style-name="P4"><text:s/>public NewJFrame() {</text:p>
      <text:p text:style-name="P4"><text:s text:c="8"/>initComponents();</text:p>
      <text:p text:style-name="P4"><text:s text:c="8"/>jTextField1.setText(null);</text:p>
      <text:p text:style-name="P4"><text:s text:c="8"/>jTextField2.setText(null);</text:p>
      <text:p text:style-name="P4"><text:s text:c="8"/>jTextField3.setText(null);</text:p>
      <text:p text:style-name="P4"><text:s text:c="4"/>}</text:p>
      <text:p text:style-name="P4">--- </text:p>
      <text:p text:style-name="P4"/>
      <text:p text:style-name="P13">Direttiva:</text:p>
      <text:p text:style-name="P6">Settare<text:span text:style-name="T7"> in fase di costruzione</text:span> la proprietà text dei pulsanti (<text:span text:style-name="T4">scrivendo </text:span>Calcola <text:span text:style-name="T4">e</text:span> Cancella) e delle etichette (<text:span text:style-name="T4">scrivendo </text:span>base, altezza <text:span text:style-name="T4">e </text:span>area).</text:p>
      <text:p text:style-name="P13">Suggerimento:</text:p>
      <text:p text:style-name="P13">agire nella sezione “palette” dell’IDE</text:p>
      <text:p text:style-name="P6">--- </text:p>
      <text:p text:style-name="P6"/>
      <text:p text:style-name="P13">Direttiva:</text:p>
      <text:p text:style-name="P7">Settare a 100pt la dimensione orizzontale (proprietà Horizontal Size) delle tre caselle di testo.</text:p>
      <text:p text:style-name="P14">Suggerimento:</text:p>
      <text:p text:style-name="P14">agire nella sezione “palette” dell’IDE</text:p>
      <text:p text:style-name="P4">--- 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8"><text:span text:style-name="T9">Ulteriori s</text:span>uggerimenti:</text:p>
      <text:p text:style-name="P8"><text:s/>private void jButton1ActionPerformed(java.awt.event.ActionEvent evt) { <text:s text:c="40"/></text:p>
      <text:p text:style-name="P8"><text:s text:c="7"/><text:span text:style-name="T6"><text:s/>//dichiarazione delle tre variabili double</text:span></text:p>
      <text:p text:style-name="P8"><text:s text:c="8"/>double base, altezza, area; </text:p>
      <text:p text:style-name="P8"><text:s text:c="7"/><text:span text:style-name="T6"><text:s/>//lettura dalla casella di testo che contiene la misura della base</text:span></text:p>
      <text:p text:style-name="P8"><text:s text:c="8"/>base = Double.parseDouble(jTextField1.getText());</text:p>
      <text:p text:style-name="P8"><text:s text:c="7"/><text:span text:style-name="T6"><text:s text:c="2"/>//lettura dalla casella di testo che contiene la misura dell'altezza</text:span></text:p>
      <text:p text:style-name="P8"><text:s text:c="8"/>altezza = Double.parseDouble(jTextField2.getText()); </text:p>
      <text:p text:style-name="P8"><text:s text:c="7"/><text:span text:style-name="T6"><text:s/>//calcolo della misura della base</text:span></text:p>
      <text:p text:style-name="P8"><text:s text:c="8"/>area = base*altezza; </text:p>
      <text:p text:style-name="P8"><text:s text:c="7"/><text:span text:style-name="T6"><text:s/>//assegnazione risultato alla casella di testo dell'area</text:span></text:p>
      <text:p text:style-name="P8"><text:s text:c="8"/>jTextField3.setText(Double.toString(area));</text:p>
      <text:p text:style-name="P8"><text:s text:c="4"/>} <text:s text:c="4"/></text:p>
      <text:p text:style-name="P3">--- </text:p>
      <text:p text:style-name="P9">Suggerimento</text:p>
      <text:p text:style-name="P9"/>
      <text:p text:style-name="P9"><text:s text:c="2"/>private void jButton2ActionPerformed(java.awt.event.ActionEvent evt) { <text:s text:c="40"/></text:p>
      <text:p text:style-name="P9"><text:s text:c="7"/><text:span text:style-name="T7"><text:s/>//cancella il testo delle tre caselle di testo</text:span></text:p>
      <text:p text:style-name="P9"><text:s text:c="8"/>jTextField1.setText("");</text:p>
      <text:p text:style-name="P9"><text:s text:c="8"/>jTextField2.setText("");</text:p>
      <text:p text:style-name="P9"><text:s text:c="8"/>jTextField3.setText("");</text:p>
      <text:p text:style-name="P9"><text:s text:c="8"/></text:p>
      <text:p text:style-name="P9"><text:s text:c="4"/>} <text:s text:c="2"/></text:p>
      <text:p text:style-name="P9">--- </text:p>
      <text:p text:style-name="P15">Direttiva</text:p>
      <text:p text:style-name="P12">Fare in modo che la finestra implementata si avvii con il pulsante Run Project.</text:p>
      <text:p text:style-name="P12">Suggerimento:</text:p>
      <text:p text:style-name="P10"/>
      <text:p text:style-name="P10">public class areaRettangolo {</text:p>
      <text:p text:style-name="P10"><text:s text:c="4"/>public static void main(String[] args) {</text:p>
      <text:p text:style-name="P10"><text:s text:c="8"/><text:span text:style-name="T7">// avviabilità tramite pulsante "Run Project"</text:span></text:p>
      <text:p text:style-name="P10"><text:s text:c="8"/>new NewJFrame().setVisible(true);</text:p>
      <text:p text:style-name="P10"><text:s text:c="4"/>}</text:p>
      <text:p text:style-name="P10"><text:s text:c="4"/>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0:52:46.495000000</meta:creation-date>
    <dc:date>2019-10-26T02:27:34.522000000</dc:date>
    <meta:editing-duration>PT1H1M39S</meta:editing-duration>
    <meta:editing-cycles>28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57" meta:word-count="253" meta:character-count="2322" meta:non-whitespace-character-count="1826"/>
  </office:meta>
</office:document-meta>
</file>